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4.745cm"/>
    </style:style>
    <style:style style:name="gr3" style:family="graphic" style:parent-style-name="standard">
      <style:graphic-properties draw:fill="solid" draw:fill-color="#ccff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37cm"/>
    </style:style>
    <style:style style:name="gr5" style:family="graphic" style:parent-style-name="standard">
      <style:graphic-properties draw:stroke="none" svg:stroke-color="#000000" draw:fill="none" draw:fill-color="#ffffff" fo:min-height="1.921cm"/>
    </style:style>
    <style:style style:name="gr6" style:family="graphic" style:parent-style-name="standard">
      <style:graphic-properties draw:textarea-vertical-align="middle" draw:auto-grow-height="false" fo:min-height="1.321cm" fo:min-width="0.88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6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c5000b" draw:fill-color="#c5000b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4.321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841cm"/>
    </style:style>
    <style:style style:name="gr14" style:family="graphic" style:parent-style-name="standard">
      <style:graphic-properties draw:fill="solid" draw:fill-color="#00ccff" draw:textarea-horizontal-align="center" draw:textarea-vertical-align="middle"/>
    </style:style>
    <style:style style:name="gr15" style:family="graphic" style:parent-style-name="standard">
      <style:graphic-properties draw:stroke="none" svg:stroke-color="#eeeeee" draw:fill="none" draw:fill-color="#ffffff" fo:min-height="2.668cm"/>
    </style:style>
    <style:style style:name="gr16" style:family="graphic" style:parent-style-name="standard">
      <style:graphic-properties draw:fill="solid" draw:fill-color="#ccff66" draw:textarea-horizontal-align="center" draw:textarea-vertical-align="middle"/>
    </style:style>
    <style:style style:name="gr17" style:family="graphic" style:parent-style-name="standard">
      <style:graphic-properties draw:stroke="none" svg:stroke-color="#eeeeee" draw:fill="none" draw:fill-color="#ffffff" fo:min-height="1.014cm"/>
    </style:style>
    <style:style style:name="gr18" style:family="graphic" style:parent-style-name="standard">
      <style:graphic-properties draw:stroke="none" svg:stroke-color="#eeeeee" draw:fill="none" draw:fill-color="#ffffff" fo:min-height="1.841cm"/>
    </style:style>
    <style:style style:name="gr19" style:family="graphic" style:parent-style-name="standard">
      <style:graphic-properties draw:stroke="none" svg:stroke-color="#eeeeee" draw:fill="none" draw:fill-color="#ffffff" fo:min-height="1.016cm"/>
    </style:style>
    <style:style style:name="gr20" style:family="graphic" style:parent-style-name="standard">
      <style:graphic-properties draw:stroke="none" svg:stroke-color="#000000" draw:fill="none" draw:fill-color="#ffffff" fo:min-height="1.32cm"/>
    </style:style>
    <style:style style:name="gr21" style:family="graphic" style:parent-style-name="standard">
      <style:graphic-properties draw:fill="solid" draw:fill-color="#009900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695cm"/>
    </style:style>
    <style:style style:name="gr23" style:family="graphic" style:parent-style-name="standard">
      <style:graphic-properties draw:stroke="none" svg:stroke-color="#000000" draw:fill="none" draw:fill-color="#ffffff" fo:min-height="1.95cm"/>
    </style:style>
    <style:style style:name="gr24" style:family="graphic" style:parent-style-name="standard">
      <style:graphic-properties svg:stroke-color="#aecf00" draw:fill="solid" draw:fill-color="#aecf00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636cm"/>
    </style:style>
    <style:style style:name="gr26" style:family="graphic" style:parent-style-name="standard">
      <style:graphic-properties draw:fill="solid" draw:fill-color="#ff950e" draw:textarea-horizontal-align="center" draw:textarea-vertical-align="middle"/>
    </style:style>
    <style:style style:name="gr27" style:family="graphic" style:parent-style-name="standard">
      <style:graphic-properties draw:fill="solid" draw:fill-color="#ffff66" draw:textarea-horizontal-align="center" draw:textarea-vertical-align="middle"/>
    </style:style>
    <style:style style:name="gr28" style:family="graphic" style:parent-style-name="standard">
      <style:graphic-properties draw:fill="solid" draw:fill-color="#66ffff" draw:textarea-horizontal-align="center" draw:textarea-vertical-align="middle"/>
    </style:style>
    <style:style style:name="gr29" style:family="graphic" style:parent-style-name="standard">
      <style:graphic-properties draw:fill="solid" draw:fill-color="#9999ff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08cm"/>
    </style:style>
    <style:style style:name="gr31" style:family="graphic" style:parent-style-name="standard">
      <style:graphic-properties draw:stroke="none" svg:stroke-color="#000000" draw:fill="none" draw:fill-color="#ffffff" fo:min-height="1.081cm"/>
    </style:style>
    <style:style style:name="gr32" style:family="graphic" style:parent-style-name="standard">
      <style:graphic-properties draw:stroke="none" svg:stroke-color="#000000" draw:fill="none" draw:fill-color="#ffffff" fo:min-height="1.154cm"/>
    </style:style>
    <style:style style:name="gr33" style:family="graphic" style:parent-style-name="standard">
      <style:graphic-properties draw:fill="solid" draw:fill-color="#3399ff" draw:textarea-horizontal-align="center" draw:textarea-vertical-align="middle"/>
    </style:style>
    <style:style style:name="gr34" style:family="graphic" style:parent-style-name="standard">
      <style:graphic-properties draw:fill="solid" draw:fill-color="#0066ff" draw:textarea-horizontal-align="center" draw:textarea-vertical-align="middle"/>
    </style:style>
    <style:style style:name="gr35" style:family="graphic" style:parent-style-name="standard">
      <style:graphic-properties draw:fill="solid" draw:fill-color="#0066cc" draw:textarea-horizontal-align="center" draw:textarea-vertical-align="middle"/>
    </style:style>
    <style:style style:name="gr36" style:family="graphic" style:parent-style-name="standard">
      <style:graphic-properties draw:stroke="none" svg:stroke-color="#eeeeee" draw:fill="none" draw:fill-color="#ffffff" fo:min-height="1.08cm"/>
    </style:style>
    <style:style style:name="gr37" style:family="graphic" style:parent-style-name="standard">
      <style:graphic-properties draw:stroke="none" svg:stroke-color="#000000" draw:fill="none" draw:fill-color="#ffffff" fo:min-height="1.112cm"/>
    </style:style>
    <style:style style:name="gr38" style:family="graphic" style:parent-style-name="standard">
      <style:graphic-properties draw:stroke="none" svg:stroke-color="#000000" draw:fill="none" draw:fill-color="#ffffff" fo:min-height="1.18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fo:min-height="0.513cm"/>
    </style:style>
    <style:style style:name="gr41" style:family="graphic" style:parent-style-name="standard">
      <style:graphic-properties draw:stroke="none" svg:stroke-color="#000000" draw:fill="none" draw:fill-color="#ffffff" fo:min-height="0.557cm"/>
    </style:style>
    <style:style style:name="gr42" style:family="graphic" style:parent-style-name="standard">
      <style:graphic-properties draw:stroke="none" svg:stroke-color="#000000" draw:fill="none" draw:fill-color="#ffffff" fo:min-height="0.637cm"/>
    </style:style>
    <style:style style:name="gr43" style:family="graphic" style:parent-style-name="standard">
      <style:graphic-properties draw:stroke="none" svg:stroke-color="#000000" draw:fill="none" draw:fill-color="#ffffff" fo:min-height="1.05cm"/>
    </style:style>
    <style:style style:name="gr44" style:family="graphic" style:parent-style-name="standard">
      <style:graphic-properties draw:stroke="none" svg:stroke-color="#eeeeee" draw:fill="none" draw:fill-color="#ffffff" fo:min-height="0.512cm"/>
    </style:style>
    <style:style style:name="gr45" style:family="graphic" style:parent-style-name="standard">
      <style:graphic-properties draw:stroke="none" svg:stroke-color="#eeeeee" draw:fill="none" draw:fill-color="#ffffff" fo:min-height="1.296cm"/>
    </style:style>
    <style:style style:name="gr46" style:family="graphic" style:parent-style-name="standard">
      <style:graphic-properties draw:stroke="none" svg:stroke-color="#000000" draw:fill="none" draw:fill-color="#ffffff" fo:min-height="0.356cm"/>
    </style:style>
    <style:style style:name="gr47" style:family="graphic" style:parent-style-name="standard">
      <style:graphic-properties draw:stroke="none" svg:stroke-color="#000000" draw:fill="none" draw:fill-color="#ffffff" fo:min-height="0.527cm"/>
    </style:style>
    <style:style style:name="gr48" style:family="graphic" style:parent-style-name="standard">
      <style:graphic-properties draw:stroke="none" svg:stroke-color="#eeeeee" draw:fill="none" draw:fill-color="#ffffff" fo:min-height="1.141cm"/>
    </style:style>
    <style:style style:name="gr49" style:family="graphic" style:parent-style-name="standard">
      <style:graphic-properties draw:stroke="none" svg:stroke-color="#eeeeee" draw:fill="none" draw:fill-color="#ffffff" fo:min-height="1.295cm"/>
    </style:style>
    <style:style style:name="gr50" style:family="graphic" style:parent-style-name="standard">
      <style:graphic-properties draw:stroke="none" svg:stroke-color="#eeeeee" draw:fill="none" draw:fill-color="#ffffff" fo:min-height="1.113cm"/>
    </style:style>
    <style:style style:name="gr51" style:family="graphic" style:parent-style-name="standard">
      <style:graphic-properties draw:stroke="none" svg:stroke-color="#eeeeee" draw:fill="none" draw:fill-color="#ffffff" fo:min-height="0.766cm"/>
    </style:style>
    <style:style style:name="gr52" style:family="graphic" style:parent-style-name="standard">
      <style:graphic-properties draw:stroke="none" svg:stroke-color="#eeeeee" draw:fill="none" draw:fill-color="#ffffff" fo:min-height="0.552cm"/>
    </style:style>
    <style:style style:name="gr53" style:family="graphic" style:parent-style-name="standard">
      <style:graphic-properties draw:stroke="none" svg:stroke-color="#eeeeee" draw:fill="none" draw:fill-color="#ffffff" fo:min-height="1.04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color="#ffffff" fo:font-size="12pt"/>
    </style:style>
    <style:style style:name="P7" style:family="paragraph">
      <style:text-properties style:use-window-font-color="true" fo:font-size="12pt"/>
    </style:style>
    <style:style style:name="P8" style:family="paragraph">
      <style:paragraph-properties fo:text-align="center"/>
      <style:text-properties style:use-window-font-color="true" fo:font-size="12pt"/>
    </style:style>
    <style:style style:name="P9" style:family="paragraph">
      <style:paragraph-properties fo:text-align="center"/>
      <style:text-properties fo:color="#ffffff" fo:font-size="11pt" style:font-size-asian="11pt" style:font-size-complex="11pt"/>
    </style:style>
    <style:style style:name="P10" style:family="paragraph">
      <style:text-properties fo:color="#ffffff" fo:font-size="12pt"/>
    </style:style>
    <style:style style:name="P11" style:family="paragraph">
      <style:text-properties fo:color="#ffffff" fo:font-size="12pt" style:font-size-asian="10.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color="#ffffff" fo:font-size="12pt"/>
    </style:style>
    <style:style style:name="T6" style:family="text">
      <style:text-properties fo:font-size="12pt"/>
    </style:style>
    <style:style style:name="T7" style:family="text">
      <style:text-properties style:use-window-font-color="true" fo:font-size="12pt"/>
    </style:style>
    <style:style style:name="T8" style:family="text">
      <style:text-properties fo:color="#ffffff" fo:font-size="11pt" style:font-size-asian="11pt" style:font-size-complex="11pt"/>
    </style:style>
    <style:style style:name="T9" style:family="text">
      <style:text-properties fo:color="#ffffff" fo:font-size="12pt" style:font-size-asian="10.5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use-window-font-color="tru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9.27cm" svg:height="5.889cm" svg:x="2.668cm" svg:y="7.366cm">
          <text:p/>
        </draw:rect>
        <draw:frame draw:style-name="gr2" draw:text-style-name="P3" draw:layer="layout" svg:width="8.247cm" svg:height="4.995cm" svg:x="3.258cm" svg:y="8.383cm">
          <draw:text-box>
            <text:p text:style-name="P2"><text:span text:style-name="T1">Cellstat</text:span></text:p>
            <text:p text:style-name="P2"><text:span text:style-name="T1">System Controller</text:span></text:p>
            <text:p text:style-name="P2"><text:span text:style-name="T2">Raspberry Pi</text:span></text:p>
          </draw:text-box>
        </draw:frame>
        <draw:g>
          <draw:g>
            <draw:rect draw:style-name="gr3" draw:text-style-name="P1" draw:layer="layout" svg:width="10.043cm" svg:height="3.656cm" svg:x="17.135cm" svg:y="2.54cm">
              <text:p/>
            </draw:rect>
            <draw:frame draw:style-name="gr4" draw:text-style-name="P4" draw:layer="layout" svg:width="8.675cm" svg:height="3.887cm" svg:x="18.187cm" svg:y="3.092cm">
              <draw:text-box>
                <text:p text:style-name="P2"><text:span text:style-name="T3">Phagestat</text:span></text:p>
                <text:p text:style-name="P2"><text:span text:style-name="T3">Lagoon Controller</text:span></text:p>
                <text:p text:style-name="P2"><text:span text:style-name="T4">Arduino</text:span></text:p>
              </draw:text-box>
            </draw:frame>
          </draw:g>
          <draw:g>
            <draw:rect draw:style-name="gr3" draw:text-style-name="P1" draw:layer="layout" svg:width="10.043cm" svg:height="3.656cm" svg:x="17.135cm" svg:y="14.357cm">
              <text:p/>
            </draw:rect>
            <draw:frame draw:style-name="gr4" draw:text-style-name="P4" draw:layer="layout" svg:width="8.675cm" svg:height="3.887cm" svg:x="18.187cm" svg:y="14.909cm">
              <draw:text-box>
                <text:p text:style-name="P2"><text:span text:style-name="T3">Phagestat</text:span></text:p>
                <text:p text:style-name="P2"><text:span text:style-name="T3">Lagoon Controller</text:span></text:p>
                <text:p text:style-name="P2"><text:span text:style-name="T4">Arduino</text:span></text:p>
              </draw:text-box>
            </draw:frame>
          </draw:g>
          <draw:g>
            <draw:rect draw:style-name="gr3" draw:text-style-name="P1" draw:layer="layout" svg:width="10.043cm" svg:height="3.656cm" svg:x="17.135cm" svg:y="10.414cm">
              <text:p/>
            </draw:rect>
            <draw:frame draw:style-name="gr4" draw:text-style-name="P4" draw:layer="layout" svg:width="8.675cm" svg:height="3.887cm" svg:x="18.187cm" svg:y="10.966cm">
              <draw:text-box>
                <text:p text:style-name="P2"><text:span text:style-name="T3">Phagestat</text:span></text:p>
                <text:p text:style-name="P2"><text:span text:style-name="T3">Lagoon Controller</text:span></text:p>
                <text:p text:style-name="P2"><text:span text:style-name="T4">Arduino</text:span></text:p>
              </draw:text-box>
            </draw:frame>
          </draw:g>
          <draw:g>
            <draw:rect draw:style-name="gr3" draw:text-style-name="P1" draw:layer="layout" svg:width="10.043cm" svg:height="3.656cm" svg:x="17.135cm" svg:y="6.483cm">
              <text:p/>
            </draw:rect>
            <draw:frame draw:style-name="gr4" draw:text-style-name="P4" draw:layer="layout" svg:width="8.675cm" svg:height="3.887cm" svg:x="18.187cm" svg:y="7.035cm">
              <draw:text-box>
                <text:p text:style-name="P2"><text:span text:style-name="T3">Phagestat</text:span></text:p>
                <text:p text:style-name="P2"><text:span text:style-name="T3">Lagoon Controller</text:span></text:p>
                <text:p text:style-name="P2"><text:span text:style-name="T4">Arduino</text:span></text:p>
              </draw:text-box>
            </draw:frame>
          </draw:g>
        </draw:g>
        <draw:frame draw:style-name="gr5" draw:text-style-name="P4" draw:layer="layout" svg:width="3.81cm" svg:height="2.171cm" svg:x="12.624cm" svg:y="7.62cm">
          <draw:text-box>
            <text:p text:style-name="P2"><text:span text:style-name="T3">Bluetooth</text:span></text:p>
          </draw:text-box>
        </draw:frame>
        <draw:custom-shape draw:style-name="gr6" draw:text-style-name="P1" draw:layer="layout" svg:width="2.777cm" svg:height="2.4cm" draw:transform="skewX (-0.000349065850398868) rotate (-1.58824961931484) translate (16.024cm 8.91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7" draw:text-style-name="P5" draw:layer="layout" svg:width="1.796cm" svg:height="1.629cm" svg:x="12.703cm" svg:y="9.4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3.81cm" svg:height="1.519cm" svg:x="12.7cm" svg:y="12.193cm">
          <draw:text-box>
            <text:p text:style-name="P2"><text:span text:style-name="T3">RF Link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0" draw:text-style-name="P1" draw:layer="layout" svg:width="7.216cm" svg:height="15.98cm" svg:x="0.917cm" svg:y="3.094cm">
          <text:p/>
        </draw:rect>
        <draw:frame draw:style-name="gr11" draw:text-style-name="P6" draw:layer="layout" svg:width="5.54cm" svg:height="4.571cm" svg:x="1.722cm" svg:y="8.106cm">
          <draw:text-box>
            <text:p text:style-name="P2"><text:span text:style-name="T5">Raspberry Pi</text:span></text:p>
            <text:p text:style-name="P2"><text:span text:style-name="T5">Debian Linux</text:span></text:p>
            <text:p text:style-name="P2"><text:span text:style-name="T5">Remote Desktop</text:span></text:p>
            <text:p text:style-name="P2"><text:span text:style-name="T5">OpenCV</text:span></text:p>
            <text:p text:style-name="P2"><text:span text:style-name="T5">Python</text:span></text:p>
          </draw:text-box>
        </draw:frame>
        <draw:g>
          <draw:rect draw:style-name="gr12" draw:text-style-name="P1" draw:layer="layout" svg:width="5.27cm" svg:height="1.611cm" svg:x="2.863cm" svg:y="17.463cm">
            <text:p/>
          </draw:rect>
          <draw:frame draw:style-name="gr13" draw:text-style-name="P5" draw:layer="layout" svg:width="4.55cm" svg:height="2.091cm" svg:x="3.306cm" svg:y="17.971cm">
            <draw:text-box>
              <text:p><text:span text:style-name="T6">Bluetooth Serial</text:span></text:p>
            </draw:text-box>
          </draw:frame>
        </draw:g>
        <draw:rect draw:style-name="gr14" draw:text-style-name="P1" draw:layer="layout" svg:width="4.567cm" svg:height="2.278cm" svg:x="8.133cm" svg:y="3.094cm">
          <text:p/>
        </draw:rect>
        <draw:frame draw:style-name="gr15" draw:text-style-name="P6" draw:layer="layout" svg:width="3.943cm" svg:height="2.918cm" svg:x="8.555cm" svg:y="3.435cm">
          <draw:text-box>
            <text:p text:style-name="P2"><text:span text:style-name="T5">Nutrient</text:span></text:p>
            <text:p text:style-name="P2"><text:span text:style-name="T5">pump + valve</text:span></text:p>
          </draw:text-box>
        </draw:frame>
        <draw:rect draw:style-name="gr14" draw:text-style-name="P1" draw:layer="layout" svg:width="4.567cm" svg:height="2.157cm" svg:x="8.133cm" svg:y="5.37cm">
          <text:p/>
        </draw:rect>
        <draw:frame draw:style-name="gr15" draw:text-style-name="P6" draw:layer="layout" svg:width="3.624cm" svg:height="2.918cm" svg:x="8.874cm" svg:y="5.567cm">
          <draw:text-box>
            <text:p text:style-name="P2"><text:span text:style-name="T5">Host Cell</text:span></text:p>
            <text:p text:style-name="P2"><text:span text:style-name="T5">pump + valve</text:span></text:p>
          </draw:text-box>
        </draw:frame>
        <draw:rect draw:style-name="gr14" draw:text-style-name="P1" draw:layer="layout" svg:width="4.567cm" svg:height="2.257cm" svg:x="8.133cm" svg:y="7.527cm">
          <text:p/>
        </draw:rect>
        <draw:frame draw:style-name="gr15" draw:text-style-name="P6" draw:layer="layout" svg:width="3.624cm" svg:height="2.918cm" svg:x="8.874cm" svg:y="7.527cm">
          <draw:text-box>
            <text:p text:style-name="P2"><text:span text:style-name="T5">Waste/Samplepump + valve</text:span></text:p>
          </draw:text-box>
        </draw:frame>
        <draw:rect draw:style-name="gr16" draw:text-style-name="P1" draw:layer="layout" svg:width="4.567cm" svg:height="1.577cm" svg:x="8.133cm" svg:y="9.782cm">
          <text:p/>
        </draw:rect>
        <draw:frame draw:style-name="gr17" draw:text-style-name="P7" draw:layer="layout" svg:width="3.156cm" svg:height="1.264cm" svg:x="9.343cm" svg:y="10.101cm">
          <draw:text-box>
            <text:p><text:span text:style-name="T7">camera</text:span></text:p>
          </draw:text-box>
        </draw:frame>
        <draw:rect draw:style-name="gr16" draw:text-style-name="P1" draw:layer="layout" svg:width="4.567cm" svg:height="1.823cm" svg:x="8.133cm" svg:y="11.357cm">
          <text:p/>
        </draw:rect>
        <draw:frame draw:style-name="gr18" draw:text-style-name="P8" draw:layer="layout" svg:width="3.552cm" svg:height="2.091cm" svg:x="8.656cm" svg:y="11.357cm">
          <draw:text-box>
            <text:p text:style-name="P2"><text:span text:style-name="T7">magnetic mixer</text:span></text:p>
          </draw:text-box>
        </draw:frame>
        <draw:rect draw:style-name="gr16" draw:text-style-name="P1" draw:layer="layout" svg:width="4.567cm" svg:height="1.135cm" svg:x="8.133cm" svg:y="13.177cm">
          <text:p/>
        </draw:rect>
        <draw:frame draw:style-name="gr19" draw:text-style-name="P7" draw:layer="layout" svg:width="3.156cm" svg:height="1.266cm" svg:x="9.343cm" svg:y="13.498cm">
          <draw:text-box>
            <text:p><text:span text:style-name="T7">aeration</text:span></text:p>
          </draw:text-box>
        </draw:frame>
        <draw:frame draw:style-name="gr20" draw:text-style-name="P3" draw:layer="layout" svg:width="7.765cm" svg:height="1.57cm" svg:x="3.283cm" svg:y="1.524cm">
          <draw:text-box>
            <text:p text:style-name="P2"><text:span text:style-name="T2">Cellstat</text:span></text:p>
          </draw:text-box>
        </draw:frame>
        <draw:g>
          <draw:rect draw:style-name="gr16" draw:text-style-name="P1" draw:layer="layout" svg:width="4.567cm" svg:height="1.973cm" svg:x="8.133cm" svg:y="17.16cm">
            <text:p/>
          </draw:rect>
          <draw:frame draw:style-name="gr15" draw:text-style-name="P7" draw:layer="layout" svg:width="4.136cm" svg:height="2.918cm" svg:x="8.362cm" svg:y="17.402cm">
            <draw:text-box>
              <text:p><text:span text:style-name="T7">Nutrient heater Host cell heater</text:span></text:p>
            </draw:text-box>
          </draw:frame>
          <draw:rect draw:style-name="gr21" draw:text-style-name="P1" draw:layer="layout" svg:width="4.533cm" svg:height="1.718cm" svg:x="8.133cm" svg:y="15.442cm">
            <text:p/>
          </draw:rect>
          <draw:frame draw:style-name="gr22" draw:text-style-name="P9" draw:layer="layout" svg:width="4.533cm" svg:height="1.945cm" svg:x="8.133cm" svg:y="16.082cm">
            <draw:text-box>
              <text:p text:style-name="P2"><text:span text:style-name="T8">PIR Temp Sensor</text:span></text:p>
            </draw:text-box>
          </draw:frame>
        </draw:g>
        <draw:rect draw:style-name="gr16" draw:text-style-name="P1" draw:layer="layout" svg:width="4.567cm" svg:height="1.133cm" svg:x="8.133cm" svg:y="14.31cm">
          <text:p/>
        </draw:rect>
        <draw:frame draw:style-name="gr17" draw:text-style-name="P7" draw:layer="layout" svg:width="3.156cm" svg:height="1.264cm" svg:x="9.343cm" svg:y="14.631cm">
          <draw:text-box>
            <text:p><text:span text:style-name="T7">lights</text:span></text:p>
          </draw:text-box>
        </draw:frame>
        <draw:rect draw:style-name="gr12" draw:text-style-name="P1" draw:layer="layout" svg:width="3.547cm" svg:height="1.481cm" svg:x="21.202cm" svg:y="5.442cm">
          <text:p/>
        </draw:rect>
        <draw:frame draw:style-name="gr23" draw:text-style-name="P5" draw:layer="layout" svg:width="3.344cm" svg:height="2.2cm" svg:x="21.407cm" svg:y="5.695cm">
          <draw:text-box>
            <text:p><text:span text:style-name="T6">Bluetooth Serial</text:span></text:p>
          </draw:text-box>
        </draw:frame>
        <draw:rect draw:style-name="gr24" draw:text-style-name="P1" draw:layer="layout" svg:width="3.545cm" svg:height="4.772cm" svg:x="21.202cm" svg:y="6.921cm">
          <text:p/>
        </draw:rect>
        <draw:frame draw:style-name="gr25" draw:text-style-name="P1" draw:layer="layout" svg:width="2.812cm" svg:height="2.886cm" svg:x="21.66cm" svg:y="8.361cm">
          <draw:text-box>
            <text:p text:style-name="P2"><text:span text:style-name="T6">Arduino </text:span></text:p>
            <text:p text:style-name="P2"><text:span text:style-name="T6">Mini Pro</text:span></text:p>
          </draw:text-box>
        </draw:frame>
        <draw:rect draw:style-name="gr26" draw:text-style-name="P1" draw:layer="layout" svg:width="2.407cm" svg:height="1.192cm" svg:x="24.748cm" svg:y="6.921cm">
          <text:p/>
        </draw:rect>
        <draw:rect draw:style-name="gr27" draw:text-style-name="P1" draw:layer="layout" svg:width="2.407cm" svg:height="1.193cm" svg:x="24.747cm" svg:y="8.111cm">
          <text:p/>
        </draw:rect>
        <draw:rect draw:style-name="gr28" draw:text-style-name="P1" draw:layer="layout" svg:width="2.407cm" svg:height="1.193cm" svg:x="24.747cm" svg:y="9.302cm">
          <text:p/>
        </draw:rect>
        <draw:rect draw:style-name="gr29" draw:text-style-name="P1" draw:layer="layout" svg:width="2.407cm" svg:height="1.193cm" svg:x="24.747cm" svg:y="10.5cm">
          <text:p/>
        </draw:rect>
        <draw:frame draw:style-name="gr30" draw:text-style-name="P5" draw:layer="layout" svg:width="1.876cm" svg:height="1.33cm" svg:x="25.279cm" svg:y="6.921cm">
          <draw:text-box>
            <text:p><text:span text:style-name="T6">mixer</text:span></text:p>
          </draw:text-box>
        </draw:frame>
        <draw:frame draw:style-name="gr31" draw:text-style-name="P5" draw:layer="layout" svg:width="1.597cm" svg:height="1.331cm" svg:x="25.404cm" svg:y="8.111cm">
          <draw:text-box>
            <text:p><text:span text:style-name="T6">light</text:span></text:p>
          </draw:text-box>
        </draw:frame>
        <draw:frame draw:style-name="gr23" draw:text-style-name="P5" draw:layer="layout" svg:width="1.545cm" svg:height="2.2cm" svg:x="25.228cm" svg:y="9.471cm">
          <draw:text-box>
            <text:p><text:span text:style-name="T6">heater</text:span></text:p>
          </draw:text-box>
        </draw:frame>
        <draw:frame draw:style-name="gr32" draw:text-style-name="P5" draw:layer="layout" svg:width="2.762cm" svg:height="1.404cm" svg:x="24.924cm" svg:y="10.746cm">
          <draw:text-box>
            <text:p><text:span text:style-name="T6"><text:s/></text:span><text:span text:style-name="T6">T sensor</text:span></text:p>
          </draw:text-box>
        </draw:frame>
        <draw:rect draw:style-name="gr14" draw:text-style-name="P1" draw:layer="layout" svg:width="2.407cm" svg:height="1.192cm" svg:x="18.796cm" svg:y="6.921cm">
          <text:p/>
        </draw:rect>
        <draw:rect draw:style-name="gr33" draw:text-style-name="P1" draw:layer="layout" svg:width="2.407cm" svg:height="1.193cm" svg:x="18.796cm" svg:y="8.111cm">
          <text:p/>
        </draw:rect>
        <draw:rect draw:style-name="gr34" draw:text-style-name="P1" draw:layer="layout" svg:width="2.407cm" svg:height="1.193cm" svg:x="18.796cm" svg:y="9.302cm">
          <text:p/>
        </draw:rect>
        <draw:rect draw:style-name="gr35" draw:text-style-name="P1" draw:layer="layout" svg:width="2.407cm" svg:height="1.193cm" svg:x="18.796cm" svg:y="10.5cm">
          <text:p/>
        </draw:rect>
        <draw:frame draw:style-name="gr36" draw:text-style-name="P10" draw:layer="layout" svg:width="1.696cm" svg:height="1.33cm" svg:x="19.356cm" svg:y="7.209cm">
          <draw:text-box>
            <text:p><text:span text:style-name="T5">valve</text:span></text:p>
          </draw:text-box>
        </draw:frame>
        <draw:frame draw:style-name="gr23" draw:text-style-name="P10" draw:layer="layout" svg:width="1.594cm" svg:height="2.2cm" svg:x="19.33cm" svg:y="10.5cm">
          <draw:text-box>
            <text:p><text:span text:style-name="T5">valve</text:span></text:p>
          </draw:text-box>
        </draw:frame>
        <draw:frame draw:style-name="gr37" draw:text-style-name="P10" draw:layer="layout" svg:width="1.873cm" svg:height="1.362cm" svg:x="19.33cm" svg:y="9.59cm">
          <draw:text-box>
            <text:p><text:span text:style-name="T5">valve</text:span></text:p>
          </draw:text-box>
        </draw:frame>
        <draw:frame draw:style-name="gr30" draw:text-style-name="P11" draw:layer="layout" svg:width="1.847cm" svg:height="1.33cm" svg:x="19.356cm" svg:y="8.4cm">
          <draw:text-box>
            <text:p><text:span text:style-name="T9">valve</text:span></text:p>
          </draw:text-box>
        </draw:frame>
        <draw:frame draw:style-name="gr38" draw:text-style-name="P4" draw:layer="layout" svg:width="4.527cm" svg:height="1.987cm" svg:x="20.619cm" svg:y="12.7cm">
          <draw:text-box>
            <text:p text:style-name="P2"><text:span text:style-name="T4">Phagestat <text:s/></text:span></text:p>
            <text:p text:style-name="P2"><text:span text:style-name="T10">1 of 4</text:span></text:p>
          </draw:text-box>
        </draw:frame>
        <draw:custom-shape draw:style-name="gr7" draw:text-style-name="P2" draw:layer="layout" svg:width="4.318cm" svg:height="1.016cm" svg:x="13.97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9" draw:layer="layout" svg:width="3.556cm" svg:height="0.962cm" svg:x="14.224cm" svg:y="7.718cm">
          <draw:text-box>
            <text:p>Bluetooth</text:p>
          </draw:text-box>
        </draw:frame>
        <draw:frame draw:style-name="gr39" draw:layer="layout" svg:width="5.08cm" svg:height="0.962cm" svg:x="13.716cm" svg:y="10.722cm">
          <draw:text-box>
            <text:p>Communication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12" draw:text-style-name="P1" draw:layer="layout" svg:width="3.547cm" svg:height="1.227cm" svg:x="11.296cm" svg:y="4.318cm">
          <text:p/>
        </draw:rect>
        <draw:frame draw:style-name="gr40" draw:text-style-name="P5" draw:layer="layout" svg:width="3.556cm" svg:height="0.763cm" svg:x="11.271cm" svg:y="4.572cm">
          <draw:text-box>
            <text:p><text:span text:style-name="T6">Bluetooth Serial</text:span></text:p>
          </draw:text-box>
        </draw:frame>
        <draw:rect draw:style-name="gr24" draw:text-style-name="P1" draw:layer="layout" svg:width="3.545cm" svg:height="5.887cm" svg:x="11.296cm" svg:y="5.543cm">
          <text:p/>
        </draw:rect>
        <draw:frame draw:style-name="gr25" draw:text-style-name="P1" draw:layer="layout" svg:width="2.812cm" svg:height="2.886cm" svg:x="11.754cm" svg:y="6.983cm">
          <draw:text-box>
            <text:p text:style-name="P2"><text:span text:style-name="T6">Arduino </text:span></text:p>
            <text:p text:style-name="P2"><text:span text:style-name="T6">Mini Pro</text:span></text:p>
          </draw:text-box>
        </draw:frame>
        <draw:rect draw:style-name="gr26" draw:text-style-name="P1" draw:layer="layout" svg:width="2.407cm" svg:height="1.192cm" svg:x="14.842cm" svg:y="5.543cm">
          <text:p/>
        </draw:rect>
        <draw:rect draw:style-name="gr27" draw:text-style-name="P1" draw:layer="layout" svg:width="2.407cm" svg:height="1.573cm" svg:x="14.841cm" svg:y="6.733cm">
          <text:p/>
        </draw:rect>
        <draw:rect draw:style-name="gr28" draw:text-style-name="P1" draw:layer="layout" svg:width="2.407cm" svg:height="1.474cm" svg:x="14.865cm" svg:y="8.306cm">
          <text:p/>
        </draw:rect>
        <draw:frame draw:style-name="gr41" draw:text-style-name="P5" draw:layer="layout" svg:width="1.876cm" svg:height="0.807cm" svg:x="15.373cm" svg:y="5.797cm">
          <draw:text-box>
            <text:p><text:span text:style-name="T6">mixer</text:span></text:p>
          </draw:text-box>
        </draw:frame>
        <draw:frame draw:style-name="gr42" draw:text-style-name="P5" draw:layer="layout" svg:width="1.597cm" svg:height="0.887cm" svg:x="15.498cm" svg:y="7.112cm">
          <draw:text-box>
            <text:p><text:span text:style-name="T6">light</text:span></text:p>
          </draw:text-box>
        </draw:frame>
        <draw:frame draw:style-name="gr40" draw:text-style-name="P5" draw:layer="layout" svg:width="1.926cm" svg:height="0.763cm" svg:x="15.322cm" svg:y="8.673cm">
          <draw:text-box>
            <text:p><text:span text:style-name="T6">heater</text:span></text:p>
          </draw:text-box>
        </draw:frame>
        <draw:rect draw:style-name="gr29" draw:text-style-name="P1" draw:layer="layout" svg:width="2.407cm" svg:height="1.65cm" svg:x="14.865cm" svg:y="9.78cm">
          <text:p/>
        </draw:rect>
        <draw:frame draw:style-name="gr43" draw:text-style-name="P5" draw:layer="layout" svg:width="2.278cm" svg:height="1.3cm" svg:x="14.986cm" svg:y="10.026cm">
          <draw:text-box>
            <text:p><text:span text:style-name="T6"><text:s text:c="2"/></text:span><text:span text:style-name="T6">Temp <text:s text:c="6"/>sensor</text:span></text:p>
          </draw:text-box>
        </draw:frame>
        <draw:rect draw:style-name="gr14" draw:text-style-name="P1" draw:layer="layout" svg:width="2.407cm" svg:height="1.192cm" svg:x="8.89cm" svg:y="5.543cm">
          <text:p/>
        </draw:rect>
        <draw:rect draw:style-name="gr33" draw:text-style-name="P1" draw:layer="layout" svg:width="2.407cm" svg:height="1.193cm" svg:x="8.89cm" svg:y="6.733cm">
          <text:p/>
        </draw:rect>
        <draw:rect draw:style-name="gr34" draw:text-style-name="P1" draw:layer="layout" svg:width="2.407cm" svg:height="1.193cm" svg:x="8.89cm" svg:y="7.924cm">
          <text:p/>
        </draw:rect>
        <draw:rect draw:style-name="gr35" draw:text-style-name="P1" draw:layer="layout" svg:width="2.407cm" svg:height="1.193cm" svg:x="8.89cm" svg:y="9.122cm">
          <text:p/>
        </draw:rect>
        <draw:frame draw:style-name="gr44" draw:text-style-name="P10" draw:layer="layout" svg:width="1.696cm" svg:height="0.762cm" svg:x="6.94cm" svg:y="4.064cm">
          <draw:text-box>
            <text:p><text:span text:style-name="T5">valve</text:span></text:p>
          </draw:text-box>
        </draw:frame>
        <draw:frame draw:style-name="gr23" draw:text-style-name="P10" draw:layer="layout" svg:width="1.594cm" svg:height="2.2cm" svg:x="9.424cm" svg:y="9.122cm">
          <draw:text-box>
            <text:p><text:span text:style-name="T5">valve</text:span></text:p>
          </draw:text-box>
        </draw:frame>
        <draw:frame draw:style-name="gr30" draw:text-style-name="P11" draw:layer="layout" svg:width="1.847cm" svg:height="1.33cm" svg:x="9.45cm" svg:y="7.022cm">
          <draw:text-box>
            <text:p><text:span text:style-name="T9">valve</text:span></text:p>
          </draw:text-box>
        </draw:frame>
        <draw:frame draw:style-name="gr38" draw:text-style-name="P4" draw:layer="layout" svg:width="4.527cm" svg:height="1.987cm" svg:x="10.668cm" svg:y="11.729cm">
          <draw:text-box>
            <text:p text:style-name="P2"><text:span text:style-name="T4">Phagestat <text:s/></text:span></text:p>
            <text:p text:style-name="P2"><text:span text:style-name="T10">1 of 4</text:span></text:p>
          </draw:text-box>
        </draw:frame>
        <draw:rect draw:style-name="gr33" draw:text-style-name="P1" draw:layer="layout" svg:width="2.407cm" svg:height="1.193cm" svg:x="8.89cm" svg:y="10.237cm">
          <text:p/>
        </draw:rect>
        <draw:rect draw:style-name="gr35" draw:text-style-name="P1" draw:layer="layout" svg:width="2.407cm" svg:height="1.193cm" svg:x="8.89cm" svg:y="4.352cm">
          <text:p/>
        </draw:rect>
        <draw:rect draw:style-name="gr35" draw:text-style-name="P1" draw:layer="layout" svg:width="2.407cm" svg:height="1.193cm" svg:x="8.891cm" svg:y="9.123cm">
          <text:p/>
        </draw:rect>
        <draw:frame draw:style-name="gr37" draw:text-style-name="P10" draw:layer="layout" svg:width="1.873cm" svg:height="1.362cm" svg:x="9.303cm" svg:y="10.576cm">
          <draw:text-box>
            <text:p><text:span text:style-name="T5">valve</text:span></text:p>
          </draw:text-box>
        </draw:frame>
        <draw:frame draw:style-name="gr37" draw:text-style-name="P10" draw:layer="layout" svg:width="1.873cm" svg:height="1.362cm" svg:x="9.423cm" svg:y="9.398cm">
          <draw:text-box>
            <text:p><text:span text:style-name="T5">valve</text:span></text:p>
          </draw:text-box>
        </draw:frame>
        <draw:frame draw:style-name="gr40" draw:text-style-name="P10" draw:layer="layout" svg:width="1.873cm" svg:height="0.763cm" svg:x="9.398cm" svg:y="4.572cm">
          <draw:text-box>
            <text:p><text:span text:style-name="T5">valve</text:span></text:p>
          </draw:text-box>
        </draw:frame>
        <draw:frame draw:style-name="gr40" draw:text-style-name="P10" draw:layer="layout" svg:width="1.873cm" svg:height="0.763cm" svg:x="9.398cm" svg:y="5.842cm">
          <draw:text-box>
            <text:p><text:span text:style-name="T5">valve</text:span></text:p>
          </draw:text-box>
        </draw:frame>
        <draw:frame draw:style-name="gr40" draw:text-style-name="P10" draw:layer="layout" svg:width="1.873cm" svg:height="0.763cm" svg:x="9.303cm" svg:y="8.128cm">
          <draw:text-box>
            <text:p><text:span text:style-name="T5">valv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16" draw:text-style-name="P1" draw:layer="layout" svg:width="4.567cm" svg:height="1.135cm" svg:x="12.451cm" svg:y="3.902cm">
          <text:p/>
        </draw:rect>
        <draw:frame draw:style-name="gr19" draw:text-style-name="P7" draw:layer="layout" svg:width="3.863cm" svg:height="1.266cm" svg:x="12.954cm" svg:y="4.223cm">
          <draw:text-box>
            <text:p><text:span text:style-name="T7">Aeration <text:s text:c="5"/>120V</text:span></text:p>
          </draw:text-box>
        </draw:frame>
        <draw:frame draw:style-name="gr20" draw:text-style-name="P3" draw:layer="layout" svg:width="7.765cm" svg:height="1.57cm" svg:x="5.189cm" svg:y="0.97cm">
          <draw:text-box>
            <text:p text:style-name="P2"><text:span text:style-name="T2">Cellstat </text:span><text:span text:style-name="T11">(Arduino)</text:span></text:p>
          </draw:text-box>
        </draw:frame>
        <draw:rect draw:style-name="gr16" draw:text-style-name="P1" draw:layer="layout" svg:width="4.567cm" svg:height="2.076cm" svg:x="12.451cm" svg:y="5.036cm">
          <text:p/>
        </draw:rect>
        <draw:frame draw:style-name="gr45" draw:text-style-name="P7" draw:layer="layout" svg:width="5.075cm" svg:height="1.673cm" svg:x="12.451cm" svg:y="5.291cm">
          <draw:text-box>
            <text:p><text:span text:style-name="T7"><text:s text:c="2"/></text:span><text:span text:style-name="T7">Nutrient heater 48V</text:span></text:p>
            <text:p><text:span text:style-name="T7"/></text:p>
            <text:p><text:span text:style-name="T7"><text:s text:c="2"/></text:span><text:span text:style-name="T7">Host cell heater 48V</text:span></text:p>
          </draw:text-box>
        </draw:frame>
        <draw:g>
          <draw:rect draw:style-name="gr12" draw:text-style-name="P1" draw:layer="layout" svg:width="4.064cm" svg:height="1.298cm" svg:x="2.794cm" svg:y="3.81cm">
            <text:p/>
          </draw:rect>
          <draw:frame draw:style-name="gr46" draw:text-style-name="P5" draw:layer="layout" svg:width="3.729cm" svg:height="0.725cm" svg:x="3.094cm" svg:y="4.023cm">
            <draw:text-box>
              <text:p><text:span text:style-name="T6">Bluetooth Serial</text:span></text:p>
            </draw:text-box>
          </draw:frame>
          <draw:rect draw:style-name="gr21" draw:text-style-name="P1" draw:layer="layout" svg:width="4.064cm" svg:height="1.807cm" svg:x="2.794cm" svg:y="5.108cm">
            <text:p/>
          </draw:rect>
          <draw:frame draw:style-name="gr47" draw:text-style-name="P9" draw:layer="layout" svg:width="3.81cm" svg:height="0.777cm" svg:x="3.048cm" svg:y="5.63cm">
            <draw:text-box>
              <text:p text:style-name="P2"><text:span text:style-name="T8">PIR Temp Sensor</text:span></text:p>
            </draw:text-box>
          </draw:frame>
        </draw:g>
        <draw:rect draw:style-name="gr14" draw:text-style-name="P1" draw:layer="layout" svg:width="4.567cm" svg:height="1.937cm" svg:x="7.371cm" svg:y="3.502cm">
          <text:p/>
        </draw:rect>
        <draw:frame draw:style-name="gr48" draw:text-style-name="P6" draw:layer="layout" svg:width="3.943cm" svg:height="1.391cm" svg:x="7.793cm" svg:y="3.756cm">
          <draw:text-box>
            <text:p text:style-name="P2"><text:span text:style-name="T5">Nutrient</text:span></text:p>
            <text:p text:style-name="P2"><text:span text:style-name="T5">pump + valve</text:span></text:p>
          </draw:text-box>
        </draw:frame>
        <draw:rect draw:style-name="gr14" draw:text-style-name="P1" draw:layer="layout" svg:width="4.567cm" svg:height="2.157cm" svg:x="7.371cm" svg:y="5.437cm">
          <text:p/>
        </draw:rect>
        <draw:frame draw:style-name="gr49" draw:text-style-name="P6" draw:layer="layout" svg:width="3.624cm" svg:height="1.545cm" svg:x="7.806cm" svg:y="5.888cm">
          <draw:text-box>
            <text:p text:style-name="P2"><text:span text:style-name="T5">Host Cell</text:span></text:p>
            <text:p text:style-name="P2"><text:span text:style-name="T5">pump + valve</text:span></text:p>
          </draw:text-box>
        </draw:frame>
        <draw:rect draw:style-name="gr14" draw:text-style-name="P1" draw:layer="layout" svg:width="4.567cm" svg:height="2.257cm" svg:x="7.371cm" svg:y="7.594cm">
          <text:p/>
        </draw:rect>
        <draw:frame draw:style-name="gr50" draw:text-style-name="P6" draw:layer="layout" svg:width="3.624cm" svg:height="1.363cm" svg:x="7.874cm" svg:y="8.102cm">
          <draw:text-box>
            <text:p text:style-name="P2"><text:span text:style-name="T5">Waste/Sample Pump + valve</text:span></text:p>
          </draw:text-box>
        </draw:frame>
        <draw:rect draw:style-name="gr16" draw:text-style-name="P1" draw:layer="layout" svg:width="4.567cm" svg:height="1.646cm" svg:x="7.371cm" svg:y="9.851cm">
          <text:p/>
        </draw:rect>
        <draw:frame draw:style-name="gr51" draw:text-style-name="P8" draw:layer="layout" svg:width="3.552cm" svg:height="1.016cm" svg:x="7.878cm" svg:y="10.414cm">
          <draw:text-box>
            <text:p text:style-name="P2"><text:span text:style-name="T7">magnetic mixer</text:span></text:p>
          </draw:text-box>
        </draw:frame>
        <draw:rect draw:style-name="gr16" draw:text-style-name="P1" draw:layer="layout" svg:width="4.567cm" svg:height="1.31cm" svg:x="7.371cm" svg:y="11.497cm">
          <text:p/>
        </draw:rect>
        <draw:frame draw:style-name="gr52" draw:text-style-name="P7" draw:layer="layout" svg:width="4.826cm" svg:height="1.043cm" svg:x="7.366cm" svg:y="11.684cm">
          <draw:text-box>
            <text:p><text:span text:style-name="T7"><text:s text:c="12"/></text:span><text:span text:style-name="T7">Lights:</text:span></text:p>
            <text:p><text:span text:style-name="T12">red,yellow,green,blue,laser,white</text:span></text:p>
          </draw:text-box>
        </draw:frame>
        <draw:frame draw:style-name="gr39" draw:layer="layout" svg:width="14.478cm" svg:height="0.962cm" svg:x="2.286cm" svg:y="2.54cm">
          <draw:text-box>
            <text:p>Communication <text:s text:c="5"/>Low-Voltage <text:s text:c="6"/>High-Voltage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0" draw:text-style-name="P3" draw:layer="layout" svg:width="7.765cm" svg:height="1.57cm" svg:x="5.189cm" svg:y="0.97cm">
          <draw:text-box>
            <text:p text:style-name="P2"><text:span text:style-name="T2">Sampler </text:span><text:span text:style-name="T11">(Arduino)</text:span></text:p>
          </draw:text-box>
        </draw:frame>
        <draw:rect draw:style-name="gr12" draw:text-style-name="P1" draw:layer="layout" svg:width="4.064cm" svg:height="1.298cm" svg:x="4.064cm" svg:y="4.772cm">
          <text:p/>
        </draw:rect>
        <draw:frame draw:style-name="gr46" draw:text-style-name="P5" draw:layer="layout" svg:width="3.729cm" svg:height="0.725cm" svg:x="4.364cm" svg:y="4.985cm">
          <draw:text-box>
            <text:p><text:span text:style-name="T6">Bluetooth Serial</text:span></text:p>
          </draw:text-box>
        </draw:frame>
        <draw:frame draw:style-name="gr47" draw:text-style-name="P9" draw:layer="layout" svg:width="3.81cm" svg:height="0.777cm" svg:x="4.318cm" svg:y="6.592cm">
          <draw:text-box>
            <text:p text:style-name="P2"><text:span text:style-name="T8">PIR Temp Sensor</text:span></text:p>
          </draw:text-box>
        </draw:frame>
        <draw:rect draw:style-name="gr14" draw:text-style-name="P1" draw:layer="layout" svg:width="4.567cm" svg:height="1.937cm" svg:x="8.641cm" svg:y="4.464cm">
          <text:p/>
        </draw:rect>
        <draw:frame draw:style-name="gr53" draw:text-style-name="P6" draw:layer="layout" svg:width="3.943cm" svg:height="1.295cm" svg:x="8.992cm" svg:y="5.026cm">
          <draw:text-box>
            <text:p text:style-name="P2"><text:span text:style-name="T5">Platform</text:span></text:p>
          </draw:text-box>
        </draw:frame>
        <draw:rect draw:style-name="gr14" draw:text-style-name="P1" draw:layer="layout" svg:width="4.567cm" svg:height="2.157cm" svg:x="8.641cm" svg:y="6.399cm">
          <text:p/>
        </draw:rect>
        <draw:frame draw:style-name="gr49" draw:text-style-name="P6" draw:layer="layout" svg:width="3.624cm" svg:height="1.545cm" svg:x="9.144cm" svg:y="7.011cm">
          <draw:text-box>
            <text:p text:style-name="P2"><text:span text:style-name="T5">Valve</text:span></text:p>
          </draw:text-box>
        </draw:frame>
        <draw:frame draw:style-name="gr39" draw:layer="layout" svg:width="10.922cm" svg:height="0.962cm" svg:x="3.81cm" svg:y="3.502cm">
          <draw:text-box>
            <text:p>Communication <text:s text:c="5"/>Low-Voltage <text:s text:c="5"/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1:40:11.513000000</meta:creation-date>
    <dc:date>2015-03-04T12:56:21.222000000</dc:date>
    <meta:editing-duration>PT2M45S</meta:editing-duration>
    <meta:editing-cycles>4</meta:editing-cycles>
    <meta:generator>LibreOffice/4.2.5.2$Windows_x86 LibreOffice_project/6ff819b65674ae6c83f3cbab9e4a4c2b292a7a94</meta:generator>
    <meta:document-statistic meta:object-count="157"/>
  </office:meta>
</office:document-meta>
</file>